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arial" fo:font-size="12pt" officeooo:rsid="0013e06a" officeooo:paragraph-rsid="0013e06a" style:font-size-asian="12pt" style:font-size-complex="12pt"/>
    </style:style>
    <style:style style:name="P2" style:family="paragraph" style:parent-style-name="Standard">
      <style:paragraph-properties fo:text-align="justify" style:justify-single-word="false"/>
      <style:text-properties style:font-name="arial" fo:font-size="12pt" officeooo:rsid="0015aa3c" officeooo:paragraph-rsid="0015aa3c" style:font-size-asian="12pt" style:font-size-complex="12pt"/>
    </style:style>
    <style:style style:name="P3" style:family="paragraph" style:parent-style-name="Standard">
      <style:paragraph-properties fo:text-align="justify" style:justify-single-word="false"/>
      <style:text-properties style:font-name="arial" fo:font-size="12pt" officeooo:rsid="0017f607" officeooo:paragraph-rsid="0017f607" style:font-size-asian="12pt" style:font-size-complex="12pt"/>
    </style:style>
    <style:style style:name="P4" style:family="paragraph" style:parent-style-name="Standard">
      <style:paragraph-properties fo:text-align="justify" style:justify-single-word="false"/>
      <style:text-properties style:font-name="arial" fo:font-size="12pt" officeooo:rsid="0019903c" officeooo:paragraph-rsid="0019903c" style:font-size-asian="12pt" style:font-size-complex="12pt"/>
    </style:style>
    <style:style style:name="P5" style:family="paragraph" style:parent-style-name="Standard">
      <style:paragraph-properties fo:text-align="justify" style:justify-single-word="false"/>
      <style:text-properties style:font-name="arial" fo:font-size="12pt" officeooo:rsid="001ad4e8" officeooo:paragraph-rsid="001ad4e8" style:font-size-asian="12pt" style:font-size-complex="12pt"/>
    </style:style>
    <style:style style:name="P6" style:family="paragraph" style:parent-style-name="Standard">
      <style:paragraph-properties fo:text-align="justify" style:justify-single-word="false"/>
      <style:text-properties style:font-name="arial" fo:font-size="12pt" officeooo:rsid="001c2c25" officeooo:paragraph-rsid="001c2c25" style:font-size-asian="12pt" style:font-size-complex="12pt"/>
    </style:style>
    <style:style style:name="P7" style:family="paragraph" style:parent-style-name="Standard">
      <style:paragraph-properties fo:text-align="justify" style:justify-single-word="false"/>
      <style:text-properties style:font-name="arial" fo:font-size="12pt" officeooo:rsid="001fa755" officeooo:paragraph-rsid="001fa755" style:font-size-asian="12pt" style:font-size-complex="12pt"/>
    </style:style>
    <style:style style:name="P8" style:family="paragraph" style:parent-style-name="Standard">
      <style:paragraph-properties fo:text-align="justify" style:justify-single-word="false"/>
      <style:text-properties style:font-name="arial" fo:font-size="12pt" officeooo:rsid="0021663a" officeooo:paragraph-rsid="0021663a" style:font-size-asian="12pt" style:font-size-complex="12pt"/>
    </style:style>
    <style:style style:name="P9" style:family="paragraph" style:parent-style-name="Standard">
      <style:paragraph-properties fo:text-align="justify" style:justify-single-word="false"/>
      <style:text-properties style:font-name="arial" fo:font-size="12pt" officeooo:rsid="0022585f" officeooo:paragraph-rsid="0022585f" style:font-size-asian="12pt" style:font-size-complex="12pt"/>
    </style:style>
    <style:style style:name="P10" style:family="paragraph" style:parent-style-name="Standard">
      <style:paragraph-properties fo:text-align="justify" style:justify-single-word="false"/>
      <style:text-properties style:font-name="arial" fo:font-size="12pt" fo:font-style="italic" officeooo:rsid="0021663a" officeooo:paragraph-rsid="0021663a" style:font-size-asian="12pt" style:font-style-asian="italic" style:font-size-complex="12pt" style:font-style-complex="italic"/>
    </style:style>
    <style:style style:name="P11" style:family="paragraph" style:parent-style-name="Standard">
      <style:paragraph-properties fo:line-height="150%" fo:text-align="center" style:justify-single-word="false"/>
      <style:text-properties style:font-name="arial" fo:font-size="14pt" officeooo:rsid="0013e06a" officeooo:paragraph-rsid="0013e06a" style:font-size-asian="12.25pt" style:font-size-complex="14pt"/>
    </style:style>
    <style:style style:name="P12" style:family="paragraph" style:parent-style-name="Standard">
      <style:paragraph-properties fo:text-align="justify" style:justify-single-word="false"/>
      <style:text-properties officeooo:paragraph-rsid="002659e0"/>
    </style:style>
    <style:style style:name="P13" style:family="paragraph" style:parent-style-name="Standard">
      <style:paragraph-properties fo:text-align="justify" style:justify-single-word="false"/>
      <style:text-properties officeooo:rsid="00242ee5" officeooo:paragraph-rsid="00242ee5"/>
    </style:style>
    <style:style style:name="P14" style:family="paragraph" style:parent-style-name="Standard">
      <style:paragraph-properties fo:text-align="justify" style:justify-single-word="false"/>
      <style:text-properties fo:font-weight="bold" officeooo:rsid="00251e73" officeooo:paragraph-rsid="00251e73" style:font-weight-asian="bold" style:font-weight-complex="bold"/>
    </style:style>
    <style:style style:name="P15" style:family="paragraph" style:parent-style-name="Standard">
      <style:paragraph-properties fo:text-align="justify" style:justify-single-word="false"/>
      <style:text-properties style:font-name="arial" fo:font-size="12pt" fo:font-style="normal" officeooo:rsid="0021663a" officeooo:paragraph-rsid="0021663a" style:font-size-asian="12pt" style:font-style-asian="normal" style:font-size-complex="12pt" style:font-style-complex="normal"/>
    </style:style>
    <style:style style:name="P16" style:family="paragraph" style:parent-style-name="Standard">
      <style:paragraph-properties fo:text-align="justify" style:justify-single-word="false"/>
      <style:text-properties style:font-name="arial" fo:font-size="12pt" fo:font-style="normal" officeooo:rsid="0022585f" officeooo:paragraph-rsid="0022585f" style:font-size-asian="12pt" style:font-style-asian="normal" style:font-size-complex="12pt" style:font-style-complex="normal"/>
    </style:style>
    <style:style style:name="P17" style:family="paragraph" style:parent-style-name="Standard">
      <style:paragraph-properties fo:text-align="justify" style:justify-single-word="false"/>
      <style:text-properties style:font-name="arial" fo:font-size="12pt" fo:font-style="normal" officeooo:rsid="0022585f" officeooo:paragraph-rsid="00242ee5" style:font-size-asian="12pt" style:font-style-asian="normal" style:font-size-complex="12pt" style:font-style-complex="normal"/>
    </style:style>
    <style:style style:name="P18" style:family="paragraph" style:parent-style-name="Standard">
      <style:paragraph-properties fo:text-align="justify" style:justify-single-word="false"/>
      <style:text-properties style:font-name="arial" fo:font-size="12pt" fo:font-style="normal" fo:font-weight="normal" officeooo:rsid="00242ee5" officeooo:paragraph-rsid="00242ee5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style:font-name="arial" fo:font-size="12pt" fo:font-style="normal" fo:font-weight="normal" officeooo:rsid="00251e73" officeooo:paragraph-rsid="00251e73" style:font-size-asian="12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style:font-name="arial" fo:font-size="12pt" fo:font-style="normal" fo:font-weight="normal" officeooo:rsid="002659e0" officeooo:paragraph-rsid="002659e0" style:font-size-asian="12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style:font-name="arial" fo:font-size="12pt" fo:font-style="normal" fo:font-weight="bold" officeooo:rsid="00242ee5" officeooo:paragraph-rsid="00242ee5" style:font-size-asian="12pt" style:font-style-asian="normal" style:font-weight-asian="bold" style:font-size-complex="12pt" style:font-style-complex="normal" style:font-weight-complex="bold"/>
    </style:style>
    <style:style style:name="T1" style:family="text">
      <style:text-properties officeooo:rsid="0015aa3c"/>
    </style:style>
    <style:style style:name="T2" style:family="text">
      <style:text-properties officeooo:rsid="0017f607"/>
    </style:style>
    <style:style style:name="T3" style:family="text">
      <style:text-properties officeooo:rsid="0019903c"/>
    </style:style>
    <style:style style:name="T4" style:family="text">
      <style:text-properties officeooo:rsid="001ad4e8"/>
    </style:style>
    <style:style style:name="T5" style:family="text">
      <style:text-properties officeooo:rsid="001c2c25"/>
    </style:style>
    <style:style style:name="T6" style:family="text">
      <style:text-properties officeooo:rsid="001d62b6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fo:font-weight="bold" style:font-style-asian="normal" style:font-weight-asian="bold" style:font-style-complex="normal" style:font-weight-complex="bold"/>
    </style:style>
    <style:style style:name="T9" style:family="text">
      <style:text-properties fo:font-style="normal" fo:font-weight="bold" officeooo:rsid="00242ee5" style:font-style-asian="normal" style:font-weight-asian="bold" style:font-style-complex="normal" style:font-weight-complex="bold"/>
    </style:style>
    <style:style style:name="T10" style:family="text">
      <style:text-properties style:font-name="arial" fo:font-size="12pt" fo:font-style="normal" style:font-size-asian="12pt" style:font-style-asian="normal" style:font-size-complex="12pt" style:font-style-complex="normal"/>
    </style:style>
    <style:style style:name="T11" style:family="text">
      <style:text-properties style:font-name="arial" fo:font-size="12pt" fo:font-style="normal" officeooo:rsid="0022585f" style:font-size-asian="12pt" style:font-style-asian="normal" style:font-size-complex="12pt" style:font-style-complex="normal"/>
    </style:style>
    <style:style style:name="T12" style:family="text">
      <style:text-properties style:font-name="arial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13" style:family="text">
      <style:text-properties style:font-name="arial" fo:font-size="12pt" fo:font-style="normal" fo:font-weight="bold" officeooo:rsid="002659e0" style:font-size-asian="12pt" style:font-style-asian="normal" style:font-weight-asian="bold" style:font-size-complex="12pt" style:font-style-complex="normal" style:font-weight-complex="bold"/>
    </style:style>
    <style:style style:name="T14" style:family="text">
      <style:text-properties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5" style:family="text">
      <style:text-properties style:font-name="arial" fo:font-size="12pt" fo:font-style="normal" fo:font-weight="normal" officeooo:rsid="002659e0" style:font-size-asian="12pt" style:font-style-asian="normal" style:font-weight-asian="normal" style:font-size-complex="12pt" style:font-style-complex="normal" style:font-weight-complex="normal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officeooo:rsid="0015aa3c" style:font-weight-asian="bold" style:font-weight-complex="bold"/>
    </style:style>
    <style:style style:name="T18" style:family="text">
      <style:text-properties officeooo:rsid="002659e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Resumo da Primeira Aula de JavaScript</text:p>
      <text:p text:style-name="P1">Na primeira aula de JavaScript, com a presença da professora Morvana, foi primeiramente abordado o o fundamento da programação, ressaltando que não a necessidade de compreender 100% de uma linguagem ou decorar todos os seus códigos, o que é uma tarefa quase impossível, mas que o mais importante é, na verdade, ter uma base s<text:span text:style-name="T1">ólida.</text:span></text:p>
      <text:p text:style-name="P1"/>
      <text:p text:style-name="P1"><text:tab/><text:span text:style-name="T17">Algorítimo</text:span><text:span text:style-name="T1">: Algorítimos são um conjunto de ações ou instruções executadas em uma determinada ordem que visam a conclusão de uma tarefa.</text:span></text:p>
      <text:p text:style-name="P2">Considere o algorítimo “algorítimo para almoçar”.</text:p>
      <text:p text:style-name="P2">1. Dirija-se para a cozinha.</text:p>
      <text:p text:style-name="P2">2. Separe as panelas.</text:p>
      <text:p text:style-name="P2">3. <text:span text:style-name="T2">Coloque água para ferver em uma panela funda com tampa.</text:span></text:p>
      <text:p text:style-name="P3">4. Despeje o arroz na panela com água.</text:p>
      <text:p text:style-name="P3">5. Coloque a panela em uma das bocas do fogão.</text:p>
      <text:p text:style-name="P3">6. Acenda essa mesma boca do fogão.</text:p>
      <text:p text:style-name="P3">7. Tempere com alho e sal a gosto.</text:p>
      <text:p text:style-name="P3">8. Deixe a água da panela fervendo até secar e deligue o fogo.</text:p>
      <text:p text:style-name="P3">9. Separe 200 g de carne bovina.</text:p>
      <text:p text:style-name="P3">10. 2 <text:span text:style-name="T4">C</text:span>ebolas grandes.</text:p>
      <text:p text:style-name="P3">11. 2 <text:span text:style-name="T4">S</text:span>achês de de sazón de vinagre.</text:p>
      <text:p text:style-name="P3">12. 1 copo americano de <text:s/><text:span text:style-name="T3">vinagre.</text:span></text:p>
      <text:p text:style-name="P4">13. Azeite.</text:p>
      <text:p text:style-name="P4">14. Sal a gosto.</text:p>
      <text:p text:style-name="P4">15. Coloque a carne em uma vasilha.</text:p>
      <text:p text:style-name="P4">16. Tempere a carne com um sachê de sazón vermelho com uma colher de sopa de azeite.</text:p>
      <text:p text:style-name="P4">17. Misture.</text:p>
      <text:p text:style-name="P4">18. Reserve.</text:p>
      <text:p text:style-name="P4">19. Pique a cebola em rodelas <text:span text:style-name="T4">e coloque em uma vasilha.</text:span></text:p>
      <text:p text:style-name="P5">20. Acrescente o vinagre na cebola e o outro sachê de sazón vermelho e misture.</text:p>
      <text:p text:style-name="P5">21. Pegue a carne já temperada e frite em uma frigideira, cerca de um minuto e meio de cada lado.</text:p>
      <text:p text:style-name="P5">22. Com a gordura que sobrou após fritar a carne, frite a cebola por dois minutos.</text:p>
      <text:p text:style-name="P5">23. <text:span text:style-name="T5">Sirva uma porção de sua preferência de arroz e da carne acebolada em uma prato de sua escolha.</text:span></text:p>
      <text:p text:style-name="P6">24. Pegue os talheres e aproveite o almoço.</text:p>
      <text:p text:style-name="P6"/>
      <text:p text:style-name="P6"><text:span text:style-name="T16">Pseudocódigo</text:span>: Nada mais é do que uma forma informal de escrever e desenvolver um algorítimo, sem se preocupar com a <text:span text:style-name="T6">sintaxe da linguagem de programação.</text:span></text:p>
      <text:p text:style-name="P6"/>
      <text:p text:style-name="P7">Teste de mesa: processo utilizado para validar alógica de um determinado algoritmo.</text:p>
      <text:p text:style-name="P7"/>
      <text:p text:style-name="P7"><text:span text:style-name="T16">JavaScript</text:span>: Linguagem criada em 1995 por Brendan Eich, a principio criada como uma linguagem client-side (lado do cliente/navegador), mas hoje já pode ser usada no server-side.</text:p>
      <text:p text:style-name="P7"/>
      <text:p text:style-name="P8">Comentários em JS: semelhante a muitas outras linguagens como C++</text:p>
      <text:p text:style-name="P8">// comentário de uma linha só</text:p>
      <text:p text:style-name="P10"><text:soft-page-break/>/* comentário longo de múltiplas linhas *<text:span text:style-name="T7">/</text:span></text:p>
      <text:p text:style-name="P15"/>
      <text:p text:style-name="P10"><text:span text:style-name="T9">V</text:span><text:span text:style-name="T8">ariáveis</text:span><text:span text:style-name="T7">: são usadas como nomes simbólicos para sua aplicação. Os nomes de tais variáveis, chamadas de identificadores, devem obedecer <text:s/>determinadas regras.</text:span></text:p>
      <text:p text:style-name="P16">Tais identificadores devem começar com uma letra, underline (_) ou sifrão ($); os caracteres subsequentes podem ser números (0-9). JavaScript também e case-sensitive, podendo identificar letras maiúsculas e minusculas.</text:p>
      <text:p text:style-name="P16"/>
      <text:p text:style-name="P9"><text:span text:style-name="T8">Declarações</text:span><text:span text:style-name="T7">: a três tipos de declarações em js.</text:span></text:p>
      <text:p text:style-name="P16">var – declara uma variável.</text:p>
      <text:p text:style-name="P16">Let – declara uma variável de escopo bloco.</text:p>
      <text:p text:style-name="P16">Const – declara uma constante de escopo bloco, apenas de leitura.</text:p>
      <text:p text:style-name="P16"/>
      <text:p text:style-name="P13"><text:span text:style-name="T12">Tipos de Dados</text:span><text:span text:style-name="T11">: O mais recente padrão ECMAScript define sete tipos de dados: </text:span></text:p>
      <text:p text:style-name="P17"/>
      <text:p text:style-name="P17">Seis tipos de dados são os chamados primitivos:</text:p>
      <text:p text:style-name="P17">Boolean. true e false.</text:p>
      <text:p text:style-name="P17">null. Uma palavra-chave que indica valor nulo. Devido JavaScript ser case-sensitive, null não é o mesmo que Null, NULL, ou ainda outra variação.</text:p>
      <text:p text:style-name="P17">undefined. Uma propriedade superior cujo valor é indefinido.</text:p>
      <text:p text:style-name="P17">Number. 42 ou 3.14159. </text:p>
      <text:p text:style-name="P17">String. "Hello World" </text:p>
      <text:p text:style-name="P17">Symbol. Um tipo de dado cuja as instâncias são únicas e imutáveis.</text:p>
      <text:p text:style-name="P17"/>
      <text:p text:style-name="P13"><text:span text:style-name="T12">Tipagem dinâmica: </text:span><text:span text:style-name="T14">é uma característica de determinadas linguagens de programação, que não exige a declaração de tipos de dados, podendo escolher que tipo utilizar dinamicamente para cada variável, podendo alterar durante a compilação.</text:span></text:p>
      <text:p text:style-name="P18"/>
      <text:p text:style-name="P21">Operadores matemáticos:</text:p>
      <text:p text:style-name="P14"><text:span text:style-name="T10">+ </text:span><text:span text:style-name="T14">= Adição</text:span></text:p>
      <text:p text:style-name="P14"><text:span text:style-name="T10">- </text:span><text:span text:style-name="T14">= Subtração</text:span></text:p>
      <text:p text:style-name="P14"><text:span text:style-name="T10">* </text:span><text:span text:style-name="T14">= Multiplicação </text:span></text:p>
      <text:p text:style-name="P14"><text:span text:style-name="T10">/ </text:span><text:span text:style-name="T14">= Divisão</text:span></text:p>
      <text:p text:style-name="P14"><text:span text:style-name="T10">% </text:span><text:span text:style-name="T14">= Resto da divisão</text:span></text:p>
      <text:p text:style-name="P19"/>
      <text:p text:style-name="P12"><text:span text:style-name="T13">Instrução de seleção única if:</text:span><text:span text:style-name="T15"> </text:span><text:span text:style-name="T14">Os programas utilizam instruções de seleção para escolher entre cursos alternativos de ações.</text:span></text:p>
      <text:p text:style-name="P20"/>
      <text:p text:style-name="Text_20_body">Se (if<text:span text:style-name="T18">)</text:span> a nota do aluno for maior ou igual a 60 Imprima “Aprovado”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06T12:57:49.695659030</meta:creation-date>
    <dc:date>2020-10-09T13:27:34.650617712</dc:date>
    <meta:editing-duration>PT15M41S</meta:editing-duration>
    <meta:editing-cycles>9</meta:editing-cycles>
    <meta:generator>LibreOffice/6.1.5.2$Linux_X86_64 LibreOffice_project/10$Build-2</meta:generator>
    <meta:document-statistic meta:table-count="0" meta:image-count="0" meta:object-count="0" meta:page-count="2" meta:paragraph-count="57" meta:word-count="626" meta:character-count="3707" meta:non-whitespace-character-count="3128"/>
  </office:meta>
</office:document-meta>
</file>